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_EmbeddedFont, Aptos_MSFontService,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8bf9b" officeooo:paragraph-rsid="0008bf9b" style:font-size-asian="16pt" style:font-size-complex="16pt"/>
    </style:style>
    <style:style style:name="P2" style:family="paragraph" style:parent-style-name="Footnote">
      <style:text-properties officeooo:paragraph-rsid="000a589d"/>
    </style:style>
    <style:style style:name="P3" style:family="paragraph" style:parent-style-name="Footnote">
      <style:paragraph-properties style:line-height-at-least="0.1563in"/>
      <style:text-properties style:font-name="Liberation Serif2" fo:font-size="10pt" fo:language="en" fo:country="US"/>
    </style:style>
    <style:style style:name="P4" style:family="paragraph" style:parent-style-name="Standard">
      <style:paragraph-properties fo:text-align="start" style:justify-single-word="false"/>
      <style:text-properties officeooo:paragraph-rsid="0009a5e5"/>
    </style:style>
    <style:style style:name="P5" style:family="paragraph" style:parent-style-name="Standard">
      <style:paragraph-properties fo:text-align="start" style:justify-single-word="false"/>
      <style:text-properties officeooo:rsid="0008bf9b" officeooo:paragraph-rsid="0009a5e5"/>
    </style:style>
    <style:style style:name="T1" style:family="text">
      <style:text-properties officeooo:rsid="0008bf9b"/>
    </style:style>
    <style:style style:name="T2" style:family="text">
      <style:text-properties fo:font-size="12pt"/>
    </style:style>
    <style:style style:name="T3" style:family="text">
      <style:text-properties fo:font-size="12pt" fo:font-style="italic" fo:font-weight="normal" style:font-style-asian="italic" style:font-weight-asian="normal" style:font-style-complex="italic" style:font-weight-complex="normal"/>
    </style:style>
    <style:style style:name="T4" style:family="text">
      <style:text-properties fo:font-size="12pt" officeooo:rsid="0009a5e5"/>
    </style:style>
    <style:style style:name="T5" style:family="text">
      <style:text-properties officeooo:rsid="0009a5e5"/>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0afd52" style:font-style-asian="italic" style:font-style-complex="italic"/>
    </style:style>
    <style:style style:name="T9" style:family="text">
      <style:text-properties officeooo:rsid="000a589d"/>
    </style:style>
    <style:style style:name="T10" style:family="text">
      <style:text-properties officeooo:rsid="000afd52"/>
    </style:style>
    <style:style style:name="T11" style:family="text">
      <style:text-properties style:font-name="Liberation Serif" officeooo:rsid="000afd52"/>
    </style:style>
    <style:style style:name="T12" style:family="text">
      <style:text-properties style:font-name="Liberation Serif" fo:font-size="12pt" officeooo:rsid="000afd52"/>
    </style:style>
    <style:style style:name="T13" style:family="text">
      <style:text-properties style:font-name="Liberation Serif1" officeooo:rsid="000afd52"/>
    </style:style>
    <style:style style:name="T14" style:family="text">
      <style:text-properties style:font-name="Liberation Serif1" fo:font-size="12pt" officeooo:rsid="000afd52"/>
    </style:style>
    <style:style style:name="T15" style:family="text">
      <style:text-properties style:font-name="Liberation Serif1" fo:font-size="12pt" fo:font-style="italic" officeooo:rsid="000afd52" style:font-style-asian="italic" style:font-style-complex="italic"/>
    </style:style>
    <style:style style:name="T16" style:family="text">
      <style:text-properties style:font-name="Liberation Serif1" fo:font-size="12pt" fo:font-style="italic" fo:font-weight="bold" officeooo:rsid="000afd52" style:font-style-asian="italic" style:font-weight-asian="bold" style:font-style-complex="italic" style:font-weight-complex="bold"/>
    </style:style>
    <style:style style:name="T17" style:family="text">
      <style:text-properties style:font-name="Liberation Serif1" fo:font-style="italic" officeooo:rsid="000afd52" style:font-style-asian="italic" style:font-style-complex="italic"/>
    </style:style>
    <style:style style:name="T18" style:family="text">
      <style:text-properties officeooo:rsid="000b2855"/>
    </style:style>
    <style:style style:name="T19" style:family="text">
      <style:text-properties officeooo:rsid="000ce9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 For Greek Project</text:p>
      <text:p text:style-name="P1"/>
      <text:p text:style-name="P4">In antiquity, ideas of beauty, stature, and virtue were starkly different from our own. This contrast is especially evident in the Homeric epics with regards to how women are depicted and discussed. Thus, we shall discuss the ideas of female virtue and stature, as they are seen in the Iliad and the Odyssey. <text:s/></text:p>
      <text:p text:style-name="P4"/>
      <text:p text:style-name="P4">A phrase which we thought may be used to represent this was “οὐ δέμας οὐδὲ φυήν” [IL.1.115]. This translates roughly to ‘neither in form nor stature’. The phrase is used often by men, discussing their wives, mistresses, or prizes. The use of the phrase often demonstrates the lack of respect men in this period had for women, especially women who had lost their youthful looks and abilities. </text:p>
      <text:p text:style-name="P4"/>
      <text:p text:style-name="P4">Agamemnon sets especially low standards to begin the Iliad. When asked to give up his ‘prize’, Chriseïs, Agamemnon responds aggressively. “καὶ γάρ ῥα Κλυταιμνήστρης προβέβουλα κουριδίης ἀλόχου, ἐπεὶ οὔ ἑθέν ἐστι χερείων, οὐ δέμας οὐδὲ φυήν, οὔτ' ἂρ φρένας οὔτε τι ἔργα”[Il.1.113-115]. Here Agamemnon compares this new prize to his wife, Klytaimestra. Even having only known Chriseïs for a short period, he states that ‘she is no way inferior, neither in build nor stature nor wit, not in accomplishment.’ However, it is not with the treatment of the women that anyone takes issue, but the discarding of social expectations, to return the prize for a ransom. It truly illustrates the lack of equality, or humanity, with which women in the period were viewed. </text:p>
      <text:p text:style-name="P4"/>
      <text:p text:style-name="P4">The idea of the female form is discussed in Aristotle's ‘Rhetoric’. “Female bodily excellences are beauty and stature” (Arist. Rhet. 1.5.6. trans. Freese)<text:note text:id="ftn0" text:note-class="footnote"><text:note-citation>1</text:note-citation><text:note-body><text:p text:style-name="P3">Aristotle. trans. J.H. Freese. (1926). Aristotle in 23 Volumes, Vol. 22. Cambridge and London. Harvard University Press; William Heinemann Ltd. 1926.</text:p></text:note-body></text:note>. However, regardless of their beauty, however brilliant, women were undoubtedly seen as inferior to men. In the same passage, Aristotle speaks of male children as being good for the community, <text:span text:style-name="T19">and female children being good for the individual. This implies that a woman’s value is in the riches for which she can be bartered. </text:span>"Their moral excellences self-control and industrious habits, free from servility.” (Rhet. 1.5.6. trans. Freese). Many celebrated habits of men, polygamy, courage, and skill in battle, are seen as undesirable in women, it was thought that they should be constrained to the confines of the home<text:note text:id="ftn1" text:note-class="footnote"><text:note-citation>2</text:note-citation><text:note-body><text:p text:style-name="P3">Monsacré, Hélène (2018). The Tears of Achilles. Trans. Nicholas J. Snead. Introduction by Richard P. Martin. Hellenic Studies Series 75. Washington, DC: Center for Hellenic Studies.</text:p></text:note-body></text:not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_EmbeddedFont, Aptos_MSFontService,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7:23:40.699957793</meta:creation-date>
    <dc:date>2024-04-15T12:08:33.681358073</dc:date>
    <meta:editing-duration>PT2H36M44S</meta:editing-duration>
    <meta:editing-cycles>6</meta:editing-cycles>
    <meta:generator>LibreOffice/7.5.9.2$Linux_X86_64 LibreOffice_project/50$Build-2</meta:generator>
    <meta:document-statistic meta:table-count="0" meta:image-count="0" meta:object-count="0" meta:page-count="1" meta:paragraph-count="7" meta:word-count="416" meta:character-count="2591" meta:non-whitespace-character-count="2177"/>
  </office:meta>
</office:document-meta>
</file>